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HOPIN PAPER NOTES</text:h>
      <text:p text:style-name="Standard"><draw:frame draw:style-name="fr1" draw:name="Frame3" text:anchor-type="paragraph" svg:x="-0.102cm" svg:y="5.168cm" svg:width="10.643cm" draw:z-index="0"><draw:text-box fo:min-height="9.553cm"><text:p text:style-name="P3">Context</text:p><text:p text:style-name="P1">can be defined as information used to characterize a current</text:p><text:p text:style-name="P1">situation or, more precisely, the elements of the environment</text:p><text:p text:style-name="P1">which a situated agent knows about [10], either external</text:p><text:p text:style-name="P1">(physical) elements that can be measured by sensors (e.g.</text:p><text:p text:style-name="P1">location, sound, movement, temperature, visibility, etc.), or</text:p><text:p text:style-name="P1">internal elements related with the agent’s goals, tasks and</text:p><text:p text:style-name="P1">beliefs, etc. Context awareness [11] is related with agents</text:p><text:p text:style-name="P1">that make use of sensing, inference and actuation to adapt</text:p><text:p text:style-name="P1">their behavior to the context [12].</text:p><text:p text:style-name="P1">Besides notions centered in individuals, collaborative con-</text:p><text:p text:style-name="P1">text awareness [12] extends the concept to teams of agents</text:p><text:p text:style-name="P1">and also entails explicit communication among context-</text:p><text:p text:style-name="P1">aware agents in order to attain a common goal through</text:p><text:p text:style-name="P1">cooperation. In this case, besides context sharing whereby</text:p><text:p text:style-name="P1">an agent may know the context of a teammate, e.g. “my</text:p><text:p text:style-name="P1">teammate is located at a given position”, there is also the</text:p><text:p text:style-name="P1">definition of contexts at the team level,”</text:p><text:p text:style-name="P1"/></draw:text-box></draw:frame><draw:frame draw:style-name="fr1" draw:name="Frame1" text:anchor-type="paragraph" svg:x="-0.377cm" svg:y="0.683cm" svg:width="8.273cm" draw:z-index="1"><draw:text-box fo:min-height="2.891cm"><text:p text:style-name="Standard"><text:a xlink:type="simple" xlink:href="http://mrl.isr.uc.pt/bscw/bscw.cgi/d1150193/SSRR13_CHOPIN.pdf">http://mrl.isr.uc.pt/bscw/bscw.cgi/d1150193/SSRR13_CHOPIN.pdf</text:a></text:p><text:p text:style-name="Standard"/><text:p text:style-name="Standard">Read the references in the chapter 6 to understand the “formalism”</text:p><text:p text:style-name="Standard"/></draw:text-box></draw:frame><draw:frame draw:style-name="fr1" draw:name="Frame2" text:anchor-type="paragraph" svg:x="9.364cm" svg:y="0.51cm" svg:width="8.273cm" draw:z-index="2"><draw:text-box fo:min-height="2.891cm"><text:p text:style-name="Standard">Context aware agents require artificial inference capabilites, eg. Bayesian Network and Markov model.</text:p><text:p text:style-name="Standard"/></draw:text-box></draw:frame><draw:frame draw:style-name="fr1" draw:name="Frame4" text:anchor-type="paragraph" svg:x="10.728cm" svg:y="7.17cm" svg:width="8.273cm" draw:z-index="3"><draw:text-box fo:min-height="2.891cm"><text:p text:style-name="P2">Context <text:span text:style-name="T1">it seems is the combination of factors affecting the action of the agent. For example: If an agent has to pick an object, the context will be object location, its own location, obstacles, its battery status, reachability etc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4-08-05T11:01:24</meta:creation-date>
    <dc:date>2014-08-07T12:01:29</dc:date>
    <dc:creator>rohit </dc:creator>
    <meta:editing-duration>PT52M2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1" meta:paragraph-count="23" meta:word-count="217" meta:character-count="1428" meta:non-whitespace-character-count="1234"/>
  </office:meta>
</office:document-meta>
</file>